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7">
        <text:h text:style-name="Heading_20_3" text:outline-level="3">New Tab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7"/>
    <dc:date>2014-08-31T13:04:55.22</dc:date>
    <meta:editing-duration>P0D</meta:editing-duration>
    <meta:editing-cycles>1</meta:editing-cycles>
    <meta:generator>OpenOffice/4.1.0$Win32 OpenOffice.org_project/410m18$Build-9764</meta:generator>
  </office:meta>
</office:document-meta>
</file>